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apple-system" svg:font-family="apple-system, BlinkMacSystemFont, 'Segoe UI', 'Noto Sans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b5788" officeooo:paragraph-rsid="000b578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none" fo:font-weight="bold" officeooo:rsid="000b5788" officeooo:paragraph-rsid="000b5788" style:font-size-asian="14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000000" style:font-name="Verdana" fo:font-size="16pt" fo:letter-spacing="normal" fo:font-style="normal" fo:font-weight="bold" officeooo:rsid="001e6283" officeooo:paragraph-rsid="000b5788" fo:background-color="transparent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fo:color="#111111" fo:font-size="14pt" style:text-underline-style="none" fo:font-weight="bold" officeooo:rsid="000b5788" officeooo:paragraph-rsid="000b5788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text-properties fo:color="#111111" fo:font-size="14pt" style:text-underline-style="none" fo:font-weight="normal" officeooo:rsid="000b5788" officeooo:paragraph-rsid="000b5788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loext:graphic-properties draw:fill="solid" draw:fill-color="#f5f6fa" draw:opacity="100%"/>
      <style:paragraph-properties fo:margin-left="0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#f5f6fa" fo:padding="0cm" fo:border="none"/>
      <style:text-properties fo:color="#111111" fo:font-weight="normal" officeooo:paragraph-rsid="000b5788"/>
    </style:style>
    <style:style style:name="P7" style:family="paragraph" style:parent-style-name="Text_20_body" style:list-style-name="L1">
      <loext:graphic-properties draw:fill="solid" draw:fill-color="#f5f6fa" draw:opacity="100%"/>
      <style:paragraph-properties fo:margin-left="0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#f5f6fa" fo:padding="0cm" fo:border="none"/>
      <style:text-properties fo:font-variant="normal" fo:text-transform="none" fo:color="#111111" style:font-name="Liberation Serif" fo:font-size="14pt" fo:letter-spacing="normal" fo:font-style="normal" style:text-underline-style="none" fo:font-weight="normal" officeooo:rsid="000b5788" officeooo:paragraph-rsid="000b5788" fo:background-color="transparent" style:font-size-asian="14pt" style:font-weight-asian="bold" style:font-size-complex="14pt" style:font-weight-complex="bold"/>
    </style:style>
    <style:style style:name="P8" style:family="paragraph" style:parent-style-name="Text_20_body" style:list-style-name="L1">
      <loext:graphic-properties draw:fill="solid" draw:fill-color="#f5f6fa" draw:opacity="100%"/>
      <style:paragraph-properties fo:margin-left="0.6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#f5f6fa" fo:padding="0cm" fo:border="none"/>
      <style:text-properties fo:font-variant="normal" fo:text-transform="none" fo:color="#000000" style:font-name="Verdana" fo:font-size="16pt" fo:letter-spacing="normal" fo:font-style="normal" style:text-underline-style="solid" style:text-underline-width="auto" style:text-underline-color="font-color" fo:font-weight="bold" officeooo:rsid="001e6283" officeooo:paragraph-rsid="000b5788" fo:background-color="transparent" style:font-size-asian="16pt" style:font-weight-asian="bold" style:font-size-complex="16pt" style:font-weight-complex="bold"/>
    </style:style>
    <style:style style:name="P9" style:family="paragraph" style:parent-style-name="Text_20_body" style:list-style-name="L1">
      <loext:graphic-properties draw:fill="solid" draw:fill-color="#f5f6fa" draw:opacity="100%"/>
      <style:paragraph-properties fo:margin-left="0.6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#f5f6fa" fo:padding="0cm" fo:border="none"/>
      <style:text-properties fo:font-variant="normal" fo:text-transform="none" fo:color="#000000" style:font-name="Verdana" fo:font-size="16pt" fo:letter-spacing="normal" fo:font-style="normal" style:text-underline-style="solid" style:text-underline-width="auto" style:text-underline-color="font-color" fo:font-weight="bold" officeooo:rsid="000b5788" officeooo:paragraph-rsid="000b5788" fo:background-color="transparent" style:font-size-asian="16pt" style:font-weight-asian="bold" style:font-size-complex="16pt" style:font-weight-complex="bold"/>
    </style:style>
    <style:style style:name="P10" style:family="paragraph" style:parent-style-name="Text_20_body" style:list-style-name="L1">
      <loext:graphic-properties draw:fill="solid" draw:fill-color="#f5f6fa" draw:opacity="100%"/>
      <style:paragraph-properties fo:margin-left="0.6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#f5f6fa" fo:padding="0cm" fo:border="none"/>
      <style:text-properties fo:font-variant="normal" fo:text-transform="none" fo:color="#000000" style:font-name="Verdana" fo:font-size="16pt" fo:letter-spacing="normal" fo:font-style="normal" style:text-underline-style="solid" style:text-underline-width="auto" style:text-underline-color="font-color" fo:font-weight="bold" officeooo:rsid="0011e11f" officeooo:paragraph-rsid="0011e11f" fo:background-color="transparent" style:font-size-asian="16pt" style:font-weight-asian="bold" style:font-size-complex="16pt" style:font-weight-complex="bold"/>
    </style:style>
    <style:style style:name="P11" style:family="paragraph" style:parent-style-name="Text_20_body" style:list-style-name="L1">
      <loext:graphic-properties draw:fill="solid" draw:fill-color="#f5f6fa" draw:opacity="100%"/>
      <style:paragraph-properties fo:margin-left="0.6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#f5f6fa" fo:padding="0cm" fo:border="non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0b5788" officeooo:paragraph-rsid="000b5788" fo:background-color="transparent" style:font-size-asian="14pt" style:font-weight-asian="bold" style:font-size-complex="14pt" style:font-weight-complex="bold"/>
    </style:style>
    <style:style style:name="P12" style:family="paragraph" style:parent-style-name="Text_20_body" style:list-style-name="L1">
      <loext:graphic-properties draw:fill="solid" draw:fill-color="#f5f6fa" draw:opacity="100%"/>
      <style:paragraph-properties fo:margin-left="0.6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#f5f6fa" fo:padding="0cm" fo:border="non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11e11f" officeooo:paragraph-rsid="0011e11f" fo:background-color="transparent" style:font-size-asian="14pt" style:font-weight-asian="bold" style:font-size-complex="14pt" style:font-weight-complex="bold"/>
    </style:style>
    <style:style style:name="P13" style:family="paragraph" style:parent-style-name="Text_20_body" style:list-style-name="L1">
      <loext:graphic-properties draw:fill="solid" draw:fill-color="#f5f6fa" draw:opacity="100%"/>
      <style:paragraph-properties fo:margin-left="0.6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#f5f6fa" fo:padding="0cm" fo:border="non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14ee42" officeooo:paragraph-rsid="0014ee42" fo:background-color="transparent" style:font-size-asian="14pt" style:font-weight-asian="bold" style:font-size-complex="14pt" style:font-weight-complex="bold"/>
    </style:style>
    <style:style style:name="P14" style:family="paragraph" style:parent-style-name="Text_20_body" style:list-style-name="L1">
      <loext:graphic-properties draw:fill="solid" draw:fill-color="#f5f6fa" draw:opacity="100%"/>
      <style:paragraph-properties fo:margin-left="0.6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#f5f6fa" fo:padding="0cm" fo:border="non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feab7" officeooo:paragraph-rsid="000feab7" fo:background-color="transparent" style:font-size-asian="14pt" style:font-weight-asian="normal" style:font-size-complex="14pt" style:font-weight-complex="normal"/>
    </style:style>
    <style:style style:name="P15" style:family="paragraph" style:parent-style-name="Text_20_body" style:list-style-name="L1">
      <loext:graphic-properties draw:fill="solid" draw:fill-color="#f5f6fa" draw:opacity="100%"/>
      <style:paragraph-properties fo:margin-left="0.6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#f5f6fa" fo:padding="0cm" fo:border="non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1e11f" officeooo:paragraph-rsid="0011e11f" fo:background-color="transparent" style:font-size-asian="14pt" style:font-weight-asian="normal" style:font-size-complex="14pt" style:font-weight-complex="normal"/>
    </style:style>
    <style:style style:name="P16" style:family="paragraph" style:parent-style-name="Text_20_body" style:list-style-name="L1">
      <loext:graphic-properties draw:fill="solid" draw:fill-color="#f5f6fa" draw:opacity="100%"/>
      <style:paragraph-properties fo:margin-left="0.6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#f5f6fa" fo:padding="0cm" fo:border="non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382f9" officeooo:paragraph-rsid="001382f9" fo:background-color="transparent" style:font-size-asian="14pt" style:font-weight-asian="normal" style:font-size-complex="14pt" style:font-weight-complex="normal"/>
    </style:style>
    <style:style style:name="P17" style:family="paragraph" style:parent-style-name="Text_20_body" style:list-style-name="L1">
      <loext:graphic-properties draw:fill="solid" draw:fill-color="#f5f6fa" draw:opacity="100%"/>
      <style:paragraph-properties fo:margin-left="0.6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#f5f6fa" fo:padding="0cm" fo:border="none"/>
      <style:text-properties fo:font-variant="normal" fo:text-transform="none" fo:color="#111111" style:font-name="Liberation Serif" fo:font-size="14pt" fo:letter-spacing="normal" fo:font-style="normal" style:text-underline-style="none" fo:font-weight="bold" officeooo:rsid="000b5788" officeooo:paragraph-rsid="000b5788" fo:background-color="transparent" style:font-size-asian="14pt" style:font-weight-asian="bold" style:font-size-complex="14pt" style:font-weight-complex="bold"/>
    </style:style>
    <style:style style:name="P18" style:family="paragraph" style:parent-style-name="Text_20_body" style:list-style-name="L1">
      <loext:graphic-properties draw:fill="solid" draw:fill-color="#f5f6fa" draw:opacity="100%"/>
      <style:paragraph-properties fo:margin-left="0.6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#f5f6fa" fo:padding="0cm" fo:border="none"/>
      <style:text-properties fo:font-variant="normal" fo:text-transform="none" fo:color="#111111" style:font-name="Verdana" fo:font-size="16pt" fo:letter-spacing="normal" fo:font-style="normal" style:text-underline-style="solid" style:text-underline-width="auto" style:text-underline-color="font-color" fo:font-weight="bold" officeooo:rsid="000b5788" officeooo:paragraph-rsid="000b5788" fo:background-color="transparent" style:font-size-asian="16pt" style:font-weight-asian="bold" style:font-size-complex="16pt" style:font-weight-complex="bold"/>
    </style:style>
    <style:style style:name="P19" style:family="paragraph" style:parent-style-name="Text_20_body" style:list-style-name="L1" style:master-page-name="">
      <loext:graphic-properties draw:fill="solid" draw:fill-color="#f5f6fa" draw:opacity="100%"/>
      <style:paragraph-properties fo:margin-left="0.6cm" fo:margin-right="0cm" fo:margin-top="0cm" fo:margin-bottom="0cm" loext:contextual-spacing="false" style:line-height-at-least="0.688cm" fo:text-align="start" style:justify-single-word="false" fo:orphans="2" fo:widows="2" fo:text-indent="0cm" style:auto-text-indent="false" style:page-number="auto" fo:background-color="#f5f6fa" fo:padding="0cm" fo:border="none"/>
      <style:text-properties fo:font-variant="normal" fo:text-transform="none" fo:color="#111111" style:font-name="Verdana" fo:font-size="12pt" fo:letter-spacing="normal" fo:font-style="normal" style:text-underline-style="solid" style:text-underline-width="auto" style:text-underline-color="font-color" fo:font-weight="bold" officeooo:rsid="001e6283" officeooo:paragraph-rsid="000b5788" fo:background-color="transparent" style:font-size-asian="12pt" style:font-weight-asian="bold" style:font-size-complex="12pt" style:font-weight-complex="bold"/>
    </style:style>
    <style:style style:name="P20" style:family="paragraph" style:parent-style-name="Text_20_body" style:list-style-name="L1">
      <loext:graphic-properties draw:fill="solid" draw:fill-color="#f5f6fa" draw:opacity="100%"/>
      <style:paragraph-properties fo:margin-left="0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#f5f6fa" fo:padding="0cm" fo:border="non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0b5788" officeooo:paragraph-rsid="000b5788" fo:background-color="transparent" style:font-size-asian="14pt" style:font-weight-asian="bold" style:font-size-complex="14pt" style:font-weight-complex="bold"/>
    </style:style>
    <style:style style:name="P21" style:family="paragraph" style:parent-style-name="Text_20_body">
      <loext:graphic-properties draw:fill="solid" draw:fill-color="#f5f6fa" draw:opacity="100%"/>
      <style:paragraph-properties fo:margin-left="0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#f5f6fa" fo:padding="0cm" fo:border="non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0b5788" officeooo:paragraph-rsid="000b5788" fo:background-color="transparent" style:font-size-asian="14pt" style:font-weight-asian="bold" style:font-size-complex="14pt" style:font-weight-complex="bold"/>
    </style:style>
    <style:style style:name="P22" style:family="paragraph" style:parent-style-name="Text_20_body" style:list-style-name="L1">
      <loext:graphic-properties draw:fill="solid" draw:fill-color="#f5f6fa" draw:opacity="100%"/>
      <style:paragraph-properties fo:margin-left="0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#f5f6fa" fo:padding="0cm" fo:border="non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1382f9" officeooo:paragraph-rsid="001382f9" fo:background-color="transparent" style:font-size-asian="14pt" style:font-weight-asian="bold" style:font-size-complex="14pt" style:font-weight-complex="bold"/>
    </style:style>
    <style:style style:name="P23" style:family="paragraph" style:parent-style-name="Text_20_body" style:list-style-name="L1">
      <loext:graphic-properties draw:fill="solid" draw:fill-color="#f5f6fa" draw:opacity="100%"/>
      <style:paragraph-properties fo:margin-left="0cm" fo:margin-right="0cm" fo:margin-top="0cm" fo:margin-bottom="0cm" loext:contextual-spacing="false" style:line-height-at-least="0.688cm" fo:text-align="start" style:justify-single-word="false" fo:orphans="2" fo:widows="2" fo:text-indent="0cm" style:auto-text-indent="false" fo:background-color="#f5f6fa" fo:padding="0cm" fo:border="non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1e11f" officeooo:paragraph-rsid="0011e11f" fo:background-color="transparent" style:font-size-asian="14pt" style:font-weight-asian="normal" style:font-size-complex="14pt" style:font-weight-complex="normal"/>
    </style:style>
    <style:style style:name="P24" style:family="paragraph" style:parent-style-name="Text_20_body" style:list-style-name="L4">
      <loext:graphic-properties draw:fill="solid" draw:fill-color="#f5f6fa" draw:opacity="100%"/>
      <style:paragraph-properties fo:margin-top="0cm" fo:margin-bottom="0cm" loext:contextual-spacing="false" style:line-height-at-least="0.688cm" fo:text-align="start" style:justify-single-word="false" fo:orphans="2" fo:widows="2" fo:background-color="#f5f6fa" fo:padding="0cm" fo:border="none"/>
      <style:text-properties officeooo:paragraph-rsid="001382f9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382f9" fo:background-color="transparent" loext:char-shading-value="0" style:font-size-asian="14pt" style:font-weight-asian="normal" style:font-size-complex="14pt" style:font-weight-complex="normal"/>
    </style:style>
    <style:style style:name="T3" style:family="text">
      <style:text-properties fo:color="#168253" fo:font-size="12pt" style:text-underline-style="none" officeooo:rsid="001e373f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5b277d" style:font-name="Liberation Serif" fo:font-size="14pt" fo:letter-spacing="normal" fo:font-style="normal" style:text-underline-style="none" officeooo:rsid="001e373f" fo:background-color="transparent" loext:char-shading-value="0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5b277d" style:font-name="Liberation Serif" fo:font-size="14pt" fo:letter-spacing="normal" fo:font-style="normal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style:text-underline-style="none" fo:font-weight="bold" officeooo:rsid="000b5788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382f9" fo:background-color="transparent" loext:char-shading-value="0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1f2328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style:font-name="Liberation Serif" fo:font-size="14pt" fo:letter-spacing="normal" fo:font-style="normal" style:text-underline-style="none" officeooo:rsid="001e373f" fo:background-color="transparent" loext:char-shading-value="0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font-name="Liberation Serif" fo:font-size="14pt" fo:letter-spacing="normal" fo:font-style="normal" fo:background-color="transparent" loext:char-shading-value="0" style:font-size-asian="14pt" style:font-size-complex="14pt"/>
    </style:style>
    <style:style style:name="T11" style:family="text">
      <style:text-properties fo:color="#5b277d" style:font-name="Liberation Serif" fo:font-size="14pt" style:text-underline-style="none" officeooo:rsid="001e373f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color="#5b277d" style:font-name="Liberation Serif" fo:font-size="14pt" style:text-underline-style="none" fo:font-weight="normal" style:font-size-asian="14pt" style:font-size-complex="14pt"/>
    </style:style>
    <style:style style:name="T13" style:family="text">
      <style:text-properties fo:color="#5b277d" style:font-name="Liberation Serif" fo:font-size="14pt" style:text-underline-style="none" fo:font-weight="normal" style:font-size-asian="14pt" style:font-size-complex="14pt" loext:padding="0cm" loext:border="none"/>
    </style:style>
    <style:style style:name="T14" style:family="text">
      <style:text-properties fo:color="#5b277d"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15" style:family="text">
      <style:text-properties fo:color="#5b277d" style:font-name="Liberation Serif" fo:font-size="14pt" style:text-underline-style="none" fo:font-weight="normal" officeooo:rsid="001fba92" style:font-size-asian="14pt" style:font-weight-asian="normal" style:font-size-complex="14pt" style:font-weight-complex="normal"/>
    </style:style>
    <style:style style:name="T16" style:family="text">
      <style:text-properties fo:color="#5b277d" style:font-name="Liberation Serif" fo:font-size="14pt" style:text-underline-style="none" fo:font-weight="normal" officeooo:rsid="000c5451" style:font-size-asian="14pt" style:font-weight-asian="normal" style:font-size-complex="14pt" style:font-weight-complex="normal"/>
    </style:style>
    <style:style style:name="T17" style:family="text">
      <style:text-properties fo:color="#5b277d" style:font-name="Liberation Serif" fo:font-size="14pt" style:text-underline-style="none" style:font-size-asian="14pt" style:font-size-complex="14pt"/>
    </style:style>
    <style:style style:name="T18" style:family="text">
      <style:text-properties fo:color="#5b277d" style:font-name="Liberation Serif" fo:font-size="14pt" fo:font-weight="normal" style:font-size-asian="14pt" style:font-size-complex="14pt"/>
    </style:style>
    <style:style style:name="T19" style:family="text">
      <style:text-properties fo:color="#5b277d" style:font-name="Liberation Serif" fo:font-size="14pt" fo:font-weight="normal" style:font-size-asian="14pt" style:font-size-complex="14pt" loext:padding="0cm" loext:border="none"/>
    </style:style>
    <style:style style:name="T20" style:family="text">
      <style:text-properties fo:color="#5b277d" style:text-line-through-style="none" style:text-line-through-type="none" style:font-name="Liberation Serif" fo:font-size="14pt" style:text-underline-style="none" fo:font-weight="normal" style:text-blinking="false" style:font-size-asian="14pt" style:font-size-complex="14pt" loext:padding="0cm" loext:border="none"/>
    </style:style>
    <style:style style:name="T21" style:family="text">
      <style:text-properties style:font-name="Liberation Serif" fo:font-size="14pt" style:text-underline-style="none" style:font-size-asian="14pt" style:font-size-complex="14pt"/>
    </style:style>
    <style:style style:name="T22" style:family="text">
      <style:text-properties style:font-name="Liberation Serif" fo:font-size="14pt" style:text-underline-style="none" officeooo:rsid="000b5788" style:font-size-asian="14pt" style:font-size-complex="14pt"/>
    </style:style>
    <style:style style:name="T23" style:family="text">
      <style:text-properties style:font-name="Liberation Serif" fo:font-size="14pt" style:text-underline-style="none" officeooo:rsid="001fba92" style:font-size-asian="14pt" style:font-size-complex="14pt"/>
    </style:style>
    <style:style style:name="T24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style:font-name="Liberation Serif" fo:font-size="14pt" style:text-underline-style="none" fo:font-weight="normal" officeooo:rsid="000c5451" style:font-size-asian="14pt" style:font-weight-asian="normal" style:font-size-complex="14pt" style:font-weight-complex="normal"/>
    </style:style>
    <style:style style:name="T26" style:family="text">
      <style:text-properties style:font-name="Liberation Serif" fo:font-size="14pt" style:text-underline-style="none" fo:font-weight="normal" officeooo:rsid="001fba92" style:font-size-asian="14pt" style:font-weight-asian="normal" style:font-size-complex="14pt" style:font-weight-complex="normal"/>
    </style:style>
    <style:style style:name="T27" style:family="text">
      <style:text-properties style:font-name="Liberation Serif" fo:font-size="14pt" style:text-underline-style="none" fo:font-weight="normal" style:font-size-asian="14pt" style:font-size-complex="14pt"/>
    </style:style>
    <style:style style:name="T28" style:family="text">
      <style:text-properties style:font-name="Liberation Serif" fo:font-size="14pt" style:text-underline-style="none" fo:font-weight="normal" style:font-size-asian="14pt" style:font-size-complex="14pt" loext:padding="0cm" loext:border="none"/>
    </style:style>
    <style:style style:name="T29" style:family="text">
      <style:text-properties style:font-name="Liberation Serif" fo:font-size="14pt" style:text-underline-style="none" officeooo:rsid="001e373f" fo:background-color="transparent" loext:char-shading-value="0" style:font-size-asian="14pt" style:font-weight-asian="normal" style:font-size-complex="14pt" style:font-weight-complex="normal"/>
    </style:style>
    <style:style style:name="T30" style:family="text">
      <style:text-properties style:font-name="Liberation Serif" fo:font-size="14pt" fo:font-weight="normal" style:font-size-asian="14pt" style:font-size-complex="14pt"/>
    </style:style>
    <style:style style:name="T31" style:family="text">
      <style:text-properties style:font-name="Liberation Serif" fo:font-size="14pt" fo:font-weight="normal" style:font-size-asian="14pt" style:font-size-complex="14pt" loext:padding="0cm" loext:border="none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0ecf87" style:font-weight-asian="normal" style:font-weight-complex="normal"/>
    </style:style>
    <style:style style:name="T34" style:family="text">
      <style:text-properties fo:font-weight="normal" officeooo:rsid="000feab7" style:font-weight-asian="normal" style:font-weight-complex="normal"/>
    </style:style>
    <style:style style:name="T35" style:family="text">
      <style:text-properties fo:font-weight="normal" officeooo:rsid="001382f9" style:font-weight-asian="normal" style:font-weight-complex="normal"/>
    </style:style>
    <style:style style:name="T36" style:family="text">
      <style:text-properties fo:color="#1f2328" style:font-name="apple-system" fo:font-size="12pt"/>
    </style:style>
    <style:style style:name="T37" style:family="text">
      <style:text-properties fo:color="#1f2328" style:font-name="apple-system" fo:font-size="12pt" style:text-underline-style="none" officeooo:rsid="001382f9" fo:background-color="transparent" loext:char-shading-value="0" style:font-size-asian="14pt" style:font-weight-asian="normal" style:font-size-complex="14pt" style:font-weight-complex="normal"/>
    </style:style>
    <style:style style:name="T38" style:family="text">
      <style:text-properties fo:font-size="12pt" style:text-underline-style="none" officeooo:rsid="001e373f"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Liberation Serif" fo:font-size="14pt" style:text-underline-style="none" fo:font-weight="normal" style:text-blinking="false" style:font-size-asian="14pt" style:font-size-complex="14pt" loext:padding="0cm" loext:border="none"/>
    </style:style>
    <style:style style:name="T40" style:family="text">
      <style:text-properties fo:color="#c9211e" style:font-name="Liberation Serif" fo:font-size="14pt" fo:font-weight="normal" style:font-size-asian="14pt" style:font-size-complex="14pt"/>
    </style:style>
    <style:style style:name="T41" style:family="text">
      <style:text-properties fo:color="#c9211e" style:font-name="Liberation Serif" fo:font-size="14pt" fo:font-weight="normal" style:font-size-asian="14pt" style:font-size-complex="14pt" loext:padding="0cm" loext:border="none"/>
    </style:style>
    <style:style style:name="T42" style:family="text">
      <style:text-properties fo:color="#c9211e" style:font-name="Liberation Serif" fo:font-size="14pt" style:text-underline-style="none" fo:font-weight="normal" style:font-size-asian="14pt" style:font-size-complex="14pt"/>
    </style:style>
    <style:style style:name="T43" style:family="text">
      <style:text-properties fo:color="#c9211e" style:font-name="Liberation Serif" fo:font-size="14pt" style:text-underline-style="none" fo:font-weight="normal" style:font-size-asian="14pt" style:font-size-complex="14pt" loext:padding="0cm" loext:border="none"/>
    </style:style>
    <style:style style:name="T44" style:family="text">
      <style:text-properties fo:color="#c9211e" style:text-line-through-style="none" style:text-line-through-type="none" style:font-name="Liberation Serif" fo:font-size="14pt" style:text-underline-style="none" fo:font-weight="normal" style:text-blinking="false" style:font-size-asian="14pt" style:font-size-complex="14pt" loext:padding="0cm" loext:border="none"/>
    </style:style>
    <style:style style:name="T45" style:family="text">
      <style:text-properties fo:color="#111111" style:font-name="Liberation Serif" fo:font-size="14pt" fo:font-weight="normal" style:font-size-asian="14pt" style:font-size-complex="14pt"/>
    </style:style>
    <style:style style:name="T46" style:family="text">
      <style:text-properties fo:color="#111111" style:font-name="Liberation Serif" fo:font-size="14pt" fo:font-weight="normal" style:font-size-asian="14pt" style:font-size-complex="14pt" loext:padding="0cm" loext:border="none"/>
    </style:style>
    <style:style style:name="T47" style:family="text">
      <style:text-properties fo:color="#111111" style:font-name="Liberation Serif" fo:font-size="14pt" style:text-underline-style="none" fo:font-weight="normal" style:font-size-asian="14pt" style:font-size-complex="14pt"/>
    </style:style>
    <style:style style:name="T48" style:family="text">
      <style:text-properties fo:color="#111111" style:font-name="Liberation Serif" fo:font-size="14pt" style:text-underline-style="none" fo:font-weight="normal" style:font-size-asian="14pt" style:font-size-complex="14pt" loext:padding="0cm" loext:border="none"/>
    </style:style>
    <style:style style:name="T49" style:family="text">
      <style:text-properties fo:color="#111111" style:text-line-through-style="none" style:text-line-through-type="none" style:font-name="Liberation Serif" fo:font-size="14pt" style:text-underline-style="none" fo:font-weight="normal" style:text-blinking="false" style:font-size-asian="14pt" style:font-size-complex="14pt" loext:padding="0cm" loext:border="none"/>
    </style:style>
    <style:style style:name="T50" style:family="text">
      <style:text-properties officeooo:rsid="0014ee42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<text:span text:style-name="T1"> :</text:span></text:p>
      <text:p text:style-name="P2"/>
      <text:p text:style-name="P2"/>
      <text:list xml:id="list3120990990" text:style-name="L1">
        <text:list-item>
          <text:p text:style-name="P4">Scalar types :</text:p>
          <text:p text:style-name="P5">int,float,bool....etc</text:p>
        </text:list-item>
        <text:list-item>
          <text:p text:style-name="P4">Operators :</text:p>
          <text:list>
            <text:list-item>
              <text:list>
                <text:list-header>
                  <text:p text:style-name="P6"><text:span text:style-name="T38"><text:s text:c="13"/></text:span><text:span text:style-name="T9">Arithmetic operators</text:span><text:span text:style-name="T29"> , </text:span><text:span text:style-name="T10">Assignment operators, Comparison <text:s text:c="4"/></text:span></text:p>
                </text:list-header>
              </text:list>
            </text:list-item>
          </text:list>
          <text:p text:style-name="P7"><text:s text:c="10"/>operators, Logical operators, Identity operators, Bitwise operators</text:p>
        </text:list-item>
        <text:list-item>
          <text:p text:style-name="P19"><text:span text:style-name="T22">C</text:span><text:span text:style-name="T21">ontrol flow</text:span><text:span text:style-name="T1"> :</text:span></text:p>
          <text:p text:style-name="P3"><text:span text:style-name="Source_20_Text"><text:span text:style-name="T46">if </text:span></text:span><text:span text:style-name="T45">Statement, </text:span><text:span text:style-name="Source_20_Text"><text:span text:style-name="T46">For </text:span></text:span><text:span text:style-name="T45">Statements,The </text:span><text:span text:style-name="Source_20_Text"><text:span text:style-name="T49">range() </text:span></text:span><text:span text:style-name="T45">Function,</text:span><text:span text:style-name="Source_20_Text"><text:span text:style-name="T46">Break </text:span></text:span><text:span text:style-name="T45">and </text:span><text:span text:style-name="Source_20_Text"><text:span text:style-name="T46">continue <text:s text:c="2"/></text:span></text:span></text:p>
          <text:p text:style-name="P8"><text:span text:style-name="Source_20_Text"><text:span text:style-name="T48"><text:s text:c="5"/></text:span></text:span><text:span text:style-name="T47">Statements,</text:span><text:span text:style-name="Source_20_Text"><text:span text:style-name="T48">Pass </text:span></text:span><text:span text:style-name="T47">Statements.</text:span></text:p>
        </text:list-item>
        <text:list-item>
          <text:p text:style-name="P17">Data Structures :</text:p>
          <text:p text:style-name="P18"><text:span text:style-name="T21"><text:s text:c="6"/></text:span><text:span text:style-name="T26">lists, Dictionary,Tuple,Set, String</text:span></text:p>
        </text:list-item>
        <text:list-item>
          <text:p text:style-name="P18"><text:span text:style-name="T23">E</text:span><text:span text:style-name="T21">xceptions :</text:span></text:p>
          <text:p text:style-name="P18"><text:span text:style-name="T21"><text:s text:c="7"/></text:span><text:span text:style-name="T24">Exception handling</text:span></text:p>
        </text:list-item>
        <text:list-item>
          <text:p text:style-name="P17">Iterations and iterables :</text:p>
          <text:p text:style-name="P18"><text:span text:style-name="T21"><text:s text:c="7"/></text:span><text:span text:style-name="T24">list and set comprehension </text:span></text:p>
        </text:list-item>
        <text:list-item>
          <text:p text:style-name="P17">Classes</text:p>
        </text:list-item>
        <text:list-item>
          <text:p text:style-name="P17">Working with files</text:p>
          <text:p text:style-name="P18"><text:span text:style-name="T21"><text:s text:c="7"/></text:span><text:span text:style-name="T25">Counting the occurance of each word in a text file and printing them in <text:s text:c="18"/>. <text:s text:c="6"/>decending order based on the word count.</text:span></text:p>
        </text:list-item>
        <text:list-item>
          <text:p text:style-name="P11">Quiz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"><text:s text:c="12"/><text:span text:style-name="T32"><text:s/></text:span><text:span text:style-name="T33">we </text:span><text:span text:style-name="T34">developed </text:span><text:span text:style-name="T33">a quiz program that involves two teams and a judge. </text:span><text:span text:style-name="T34">We Will display some questions and the teams will answer and judge will decide the winner based on the scores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Git Hub: </text:p>
          <text:p text:style-name="P14"><text:s text:c="4"/>We learnt how to create a repository and how to push the existing code into the <text:s text:c="3"/>remote repository</text:p>
          <text:p text:style-name="P23"><text:s text:c="11"/>We also learnt how to clone the remote repository into a local system</text:p>
          <text:p text:style-name="P23"><text:s text:c="11"/>We also created ssh key pair(public, private keys)</text:p>
          <text:p text:style-name="P15"><text:s text:c="6"/>We also learnt creating differ<text:span text:style-name="T50">e</text:span>nt branches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1"><text:s text:c="10"/><text:tab/> <text:s text:c="4"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Symetric and asymmetric key <text:span text:style-name="T50">encryption</text:span></text:p>
        </text:list-item>
        <text:list-item>
          <text:p text:style-name="P13">OSI model</text:p>
        </text:list-item>
        <text:list-item>
          <text:p text:style-name="P11">Postman</text:p>
          <text:p text:style-name="P9"><text:span text:style-name="T21"><text:s text:c="6"/></text:span></text:p>
          <text:p text:style-name="P10"><text:span text:style-name="T21"><text:s text:c="5"/></text:span><text:span text:style-name="T24">We learnt how to test APIs using postman and we also learnt how to fetch json <text:s text:c="2"/>data using Get request.</text:span></text:p>
          <text:p text:style-name="P10"><text:soft-page-break/><text:span text:style-name="T24"><text:s text:c="6"/>We also sent jason data to url using postman</text:span></text:p>
        </text:list-item>
        <text:list-item>
          <text:p text:style-name="P11">Django </text:p>
          <text:p text:style-name="P12"><text:s text:c="7"/><text:span text:style-name="T32">We followed the django documentation and learnt how to create virtual environment, sample project creation and app creation.</text:span></text:p>
          <text:p text:style-name="P12"><text:span text:style-name="T32"><text:s text:c="5"/>By taking the reference of polls app in the documentation we </text:span><text:span text:style-name="T35">have </text:span><text:span text:style-name="T32">created many apps like quiz app and online school management app.</text:span></text:p>
          <text:p text:style-name="P12"><text:span text:style-name="T32"/></text:p>
          <text:p text:style-name="P11"/>
        </text:list-item>
        <text:list-item>
          <text:p text:style-name="P11">Django Rest Framework</text:p>
          <text:list>
            <text:list-item>
              <text:list>
                <text:list-header>
                  <text:p text:style-name="P22"><text:span text:style-name="T32"><text:s text:c="10"/>WE followed the documentation of django rest framework and learnt the <text:s text:c="3"/>concepts such as serialization, request and response, class based views and autehntication.</text:span></text:p>
                </text:list-header>
              </text:list>
            </text:list-item>
          </text:list>
          <text:p text:style-name="P20"/>
        </text:list-item>
        <text:list-item>
          <text:p text:style-name="P11">Streamlit</text:p>
          <text:list>
            <text:list-header>
              <text:p text:style-name="P16"><text:s text:c="9"/>We followed documentation to learn streamlit</text:p>
            </text:list-header>
          </text:list>
        </text:list-item>
      </text:list>
      <text:list xml:id="list323982427" text:style-name="L4">
        <text:list-header>
          <text:p text:style-name="P24"><text:span text:style-name="T8">To analyze the customer data and create a table for frequent mode of transaction by individual customer, a bar graph for the amount spent on each mode of transaction for all the customers, a bar graph for the number of customers who paid EMI on time and the customers who haven't paid and a pie chart by grouping based on the various expenses by all the customers.</text:span><text:bookmark text:name="user-content-getting-started"/><text:line-break/> </text:p>
        </text:list-header>
      </text:list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apple-system" svg:font-family="apple-system, BlinkMacSystemFont, 'Segoe UI', 'Noto Sans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1T10:08:32.830033568</meta:creation-date>
    <dc:date>2023-06-08T16:54:33.745483540</dc:date>
    <meta:editing-duration>PT7M5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379" meta:character-count="2314" meta:non-whitespace-character-count="1806"/>
  </office:meta>
</office:document-meta>
</file>